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1" svg:font-family="Calibri"/>
    <style:font-face style:name="Liberation Mono" svg:font-family="'Liberation Mono'"/>
    <style:font-face style:name="Liberation Serif" svg:font-family="'Liberation Serif'"/>
    <style:font-face style:name="Calibri" svg:font-family="Calibri"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top="0cm" fo:margin-bottom="0.499cm" loext:contextual-spacing="false" fo:line-height="100%" fo:text-align="center" style:justify-single-word="false"/>
    </style:style>
    <style:style style:name="P2" style:family="paragraph" style:parent-style-name="Standard">
      <style:paragraph-properties fo:margin-top="0cm" fo:margin-bottom="0.499cm" loext:contextual-spacing="false" fo:line-height="100%" fo:text-align="start" style:justify-single-word="false"/>
      <style:text-properties officeooo:paragraph-rsid="001fd353"/>
    </style:style>
    <style:style style:name="P3" style:family="paragraph" style:parent-style-name="Standard">
      <style:paragraph-properties fo:margin-top="0cm" fo:margin-bottom="0.499cm" loext:contextual-spacing="false" fo:line-height="100%" fo:text-align="center" style:justify-single-word="false"/>
      <style:text-properties style:use-window-font-color="true" style:font-name="Calibri1" fo:font-size="11pt" fo:font-weight="normal" fo:background-color="transparent" style:font-name-asian="Calibri1" style:font-name-complex="Calibri1"/>
    </style:style>
    <style:style style:name="P4" style:family="paragraph" style:parent-style-name="Standard">
      <style:paragraph-properties fo:margin-top="0cm" fo:margin-bottom="0.499cm" loext:contextual-spacing="false" fo:line-height="100%" fo:text-align="start" style:justify-single-word="false"/>
      <style:text-properties fo:color="#000000" style:font-name="Liberation Serif" fo:font-size="14pt" fo:font-weight="normal" fo:background-color="transparent" style:font-name-asian="Liberation Serif" style:font-name-complex="Liberation Serif"/>
    </style:style>
    <style:style style:name="P5" style:family="paragraph" style:parent-style-name="Standard">
      <style:paragraph-properties fo:line-height="100%" fo:text-align="start" style:justify-single-word="false"/>
    </style:style>
    <style:style style:name="P6" style:family="paragraph" style:parent-style-name="Standard">
      <style:paragraph-properties fo:line-height="120%" fo:text-align="start" style:justify-single-word="false"/>
      <style:text-properties fo:color="#000000" style:font-name="Liberation Serif" fo:font-size="15pt" fo:font-weight="bold" fo:background-color="transparent" style:font-name-asian="Liberation Serif" style:font-name-complex="Liberation Serif"/>
    </style:style>
    <style:style style:name="P7" style:family="paragraph" style:parent-style-name="Standard">
      <style:paragraph-properties fo:line-height="100%" fo:text-align="start" style:justify-single-word="false"/>
      <style:text-properties fo:color="#000000" style:font-name="Liberation Serif" fo:font-size="15pt" fo:font-weight="bold" fo:background-color="transparent" style:font-name-asian="Liberation Serif" style:font-name-complex="Liberation Serif"/>
    </style:style>
    <style:style style:name="P8" style:family="paragraph" style:parent-style-name="Standard">
      <style:paragraph-properties fo:line-height="100%" fo:text-align="start" style:justify-single-word="false"/>
      <style:text-properties fo:color="#000000" style:font-name="Liberation Mono" fo:font-size="11pt" fo:font-weight="normal" fo:background-color="transparent" style:font-name-asian="Liberation Mono" style:font-name-complex="Liberation Mono"/>
    </style:style>
    <style:style style:name="P9" style:family="paragraph" style:parent-style-name="Standard">
      <style:paragraph-properties fo:line-height="100%" fo:text-align="start" style:justify-single-word="false"/>
      <style:text-properties fo:color="#000000"/>
    </style:style>
    <style:style style:name="P10" style:family="paragraph" style:parent-style-name="Standard">
      <style:paragraph-properties fo:line-height="100%" fo:text-align="start" style:justify-single-word="false"/>
      <style:text-properties fo:color="#000000" style:font-name="Calibri1" fo:font-size="11pt" fo:font-weight="normal" fo:background-color="transparent" style:font-name-asian="Calibri1" style:font-name-complex="Calibri1"/>
    </style:style>
    <style:style style:name="P11" style:family="paragraph" style:parent-style-name="Standard">
      <style:paragraph-properties fo:line-height="100%" fo:text-align="start" style:justify-single-word="false"/>
      <style:text-properties style:use-window-font-color="true" style:font-name="Calibri1" fo:font-size="11pt" fo:font-weight="normal" fo:background-color="transparent" style:font-name-asian="Calibri1" style:font-name-complex="Calibri1"/>
    </style:style>
    <style:style style:name="P12" style:family="paragraph" style:parent-style-name="Standard">
      <style:paragraph-properties fo:margin-top="0cm" fo:margin-bottom="0.247cm" loext:contextual-spacing="false" fo:line-height="120%" fo:text-align="start" style:justify-single-word="false"/>
    </style:style>
    <style:style style:name="P13" style:family="paragraph" style:parent-style-name="Standard">
      <style:paragraph-properties fo:margin-top="0cm" fo:margin-bottom="0.247cm" loext:contextual-spacing="false" fo:line-height="120%" fo:text-align="start" style:justify-single-word="false"/>
      <style:text-properties style:use-window-font-color="true" style:font-name="Calibri1" fo:font-size="11pt" fo:font-weight="normal" fo:background-color="transparent" style:font-name-asian="Calibri1" style:font-name-complex="Calibri1"/>
    </style:style>
    <style:style style:name="P14" style:family="paragraph" style:parent-style-name="Standard">
      <style:paragraph-properties fo:margin-top="0cm" fo:margin-bottom="0.247cm" loext:contextual-spacing="false" fo:line-height="120%" fo:text-align="start" style:justify-single-word="false"/>
      <style:text-properties style:use-window-font-color="true" style:font-name="Liberation Serif" fo:font-size="15pt" fo:font-weight="bold" fo:background-color="transparent" style:font-name-asian="Liberation Serif" style:font-name-complex="Liberation Serif"/>
    </style:style>
    <style:style style:name="P15" style:family="paragraph" style:parent-style-name="Standard">
      <style:paragraph-properties fo:margin-top="0cm" fo:margin-bottom="0.247cm" loext:contextual-spacing="false" fo:line-height="120%" fo:text-align="start" style:justify-single-word="false"/>
      <style:text-properties style:use-window-font-color="true" style:font-name="Liberation Serif" fo:font-size="12pt" fo:font-weight="normal" fo:background-color="transparent" style:font-name-asian="Liberation Serif" style:font-name-complex="Liberation Serif"/>
    </style:style>
    <style:style style:name="P16" style:family="paragraph" style:parent-style-name="Standard">
      <style:paragraph-properties fo:margin-top="0cm" fo:margin-bottom="0.247cm" loext:contextual-spacing="false" fo:line-height="120%" fo:text-align="start" style:justify-single-word="false"/>
      <style:text-properties fo:color="#000000" style:font-name="Arial" fo:font-size="11pt" fo:font-weight="normal" fo:background-color="transparent" style:font-name-asian="Arial" style:font-name-complex="Arial"/>
    </style:style>
    <style:style style:name="P17" style:family="paragraph" style:parent-style-name="Standard">
      <style:paragraph-properties fo:margin-top="0cm" fo:margin-bottom="0.247cm" loext:contextual-spacing="false" fo:line-height="120%" fo:text-align="start" style:justify-single-word="false"/>
      <style:text-properties style:use-window-font-color="true" style:font-name="Liberation Serif" fo:font-size="12pt" fo:font-weight="normal" fo:background-color="transparent" style:font-name-asian="Liberation Serif" style:font-name-complex="Liberation Serif"/>
    </style:style>
    <style:style style:name="P18" style:family="paragraph" style:parent-style-name="Standard">
      <style:paragraph-properties fo:line-height="100%" fo:text-align="start" style:justify-single-word="false"/>
      <style:text-properties fo:color="#000000" style:font-name="Liberation Mono" fo:font-size="11pt" fo:font-weight="normal" fo:background-color="transparent" style:font-name-asian="Liberation Mono" style:font-name-complex="Liberation Mono"/>
    </style:style>
    <style:style style:name="P19" style:family="paragraph" style:parent-style-name="Standard">
      <style:paragraph-properties fo:line-height="100%" fo:text-align="start" style:justify-single-word="false"/>
      <style:text-properties style:use-window-font-color="true" style:font-name="Calibri1" fo:font-size="11pt" fo:font-weight="normal" fo:background-color="transparent" style:font-name-asian="Calibri1" style:font-name-complex="Calibri1"/>
    </style:style>
    <style:style style:name="T1" style:family="text">
      <style:text-properties style:use-window-font-color="true" style:font-name="Liberation Serif" fo:font-size="14pt" fo:font-weight="normal" fo:background-color="transparent" loext:char-shading-value="0" style:font-name-asian="Liberation Serif" style:font-name-complex="Liberation Serif"/>
    </style:style>
    <style:style style:name="T2" style:family="text">
      <style:text-properties style:use-window-font-color="true" style:font-name="Liberation Serif" fo:font-size="12pt" fo:font-weight="normal" fo:background-color="transparent" loext:char-shading-value="0" style:font-name-asian="Liberation Serif" style:font-name-complex="Liberation Serif"/>
    </style:style>
    <style:style style:name="T3" style:family="text">
      <style:text-properties style:use-window-font-color="true" style:font-name="Liberation Serif" fo:font-size="12pt" fo:font-weight="normal" officeooo:rsid="0025d035" fo:background-color="transparent" loext:char-shading-value="0" style:font-name-asian="Liberation Serif" style:font-name-complex="Liberation Serif"/>
    </style:style>
    <style:style style:name="T4" style:family="text">
      <style:text-properties style:use-window-font-color="true" style:font-name="Liberation Serif" fo:font-size="40pt" fo:font-weight="bold" fo:background-color="transparent" loext:char-shading-value="0" style:font-name-asian="Liberation Serif" style:font-name-complex="Liberation Serif"/>
    </style:style>
    <style:style style:name="T5" style:family="text">
      <style:text-properties style:use-window-font-color="true" style:font-name="Liberation Serif" fo:font-size="40pt" fo:font-weight="bold" officeooo:rsid="0025d035" fo:background-color="transparent" loext:char-shading-value="0" style:font-name-asian="Liberation Serif" style:font-name-complex="Liberation Serif"/>
    </style:style>
    <style:style style:name="T6" style:family="text">
      <style:text-properties fo:color="#000000" style:font-name="Liberation Serif" fo:font-size="14pt" fo:font-weight="normal" fo:background-color="transparent" loext:char-shading-value="0" style:font-name-asian="Liberation Serif" style:font-name-complex="Liberation Serif"/>
    </style:style>
    <style:style style:name="T7" style:family="text">
      <style:text-properties fo:color="#000000" style:font-name="Liberation Serif" fo:font-size="12pt" fo:font-weight="normal" fo:background-color="transparent" loext:char-shading-value="0" style:font-name-asian="Liberation Serif" style:font-name-complex="Liberation Serif"/>
    </style:style>
    <style:style style:name="T8" style:family="text">
      <style:text-properties fo:color="#000000" style:font-name="Liberation Mono" fo:font-size="11pt" fo:font-weight="normal" fo:background-color="transparent" loext:char-shading-value="0" style:font-name-asian="Liberation Mono" style:font-name-complex="Liberation Mono"/>
    </style:style>
    <style:style style:name="T9" style:family="text">
      <style:text-properties fo:color="#000000" style:font-name="Liberation Mono" fo:font-size="10pt" style:text-underline-style="solid" style:text-underline-width="auto" style:text-underline-color="font-color" fo:font-weight="normal" style:text-underline-mode="continuous" style:text-overline-mode="continuous" style:text-line-through-mode="continuous" fo:background-color="transparent" loext:char-shading-value="0" style:font-name-asian="Liberation Mono" style:font-name-complex="Liberation Mono"/>
    </style:style>
    <style:style style:name="T10" style:family="text">
      <style:text-properties fo:color="#999999" style:font-name="Liberation Serif" fo:font-size="20pt" fo:font-weight="bold" fo:background-color="transparent" loext:char-shading-value="0" style:font-name-asian="Liberation Serif" style:font-name-complex="Liberation Serif"/>
    </style:style>
    <style:style style:name="T11" style:family="text">
      <style:text-properties fo:color="#999999" style:font-name="Liberation Serif" fo:font-size="20pt" fo:font-weight="bold" officeooo:rsid="0025d035" fo:background-color="transparent" loext:char-shading-value="0" style:font-name-asian="Liberation Serif" style:font-name-complex="Liberation Serif"/>
    </style:style>
    <style:style style:name="T12" style:family="text">
      <style:text-properties fo:color="#ff0000" style:font-name="Liberation Serif" fo:font-size="12pt" fo:font-weight="normal" fo:background-color="transparent" loext:char-shading-value="0" style:font-name-asian="Liberation Serif" style:font-name-complex="Liberation Serif"/>
    </style:style>
    <style:style style:name="T13" style:family="text">
      <style:text-properties style:font-name="Liberation Mono" fo:font-size="11pt" fo:font-weight="normal" fo:background-color="transparent" loext:char-shading-value="0" style:font-name-asian="Liberation Mono" style:font-name-complex="Liberation Mono"/>
    </style:style>
    <style:style style:name="T14" style:family="text">
      <style:text-properties style:font-name="Liberation Mono" fo:font-size="11pt" fo:font-weight="normal" officeooo:rsid="00239004" fo:background-color="transparent" loext:char-shading-value="0" style:font-name-asian="Liberation Mono" style:font-name-complex="Liberation Mono"/>
    </style:style>
    <style:style style:name="T15" style:family="text">
      <style:text-properties style:font-name="Liberation Mono" fo:font-size="11pt" fo:font-weight="normal" officeooo:rsid="00257d0c" fo:background-color="transparent" loext:char-shading-value="0" style:font-name-asian="Liberation Mono" style:font-name-complex="Liberation Mono"/>
    </style:style>
    <style:style style:name="T16" style:family="text">
      <style:text-properties style:font-name="Liberation Mono" fo:font-size="11pt" fo:font-weight="bold" fo:background-color="transparent" loext:char-shading-value="0" style:font-name-asian="Liberation Mono" style:font-name-complex="Liberation Mono"/>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CHEMOUNE Alaeddine</text:span><text:span text:style-name="T2"><text:tab/><text:tab/><text:tab/><text:tab/><text:tab/> <text:s text:c="6"/></text:span><text:span text:style-name="T6">4TIN704U</text:span><text:span text:style-name="T2"><text:line-break/></text:span><text:span text:style-name="T1">VILLAVICENCIO Carlos Alberto Avila</text:span><text:span text:style-name="T2"><text:tab/><text:tab/> <text:s text:c="8"/><text:tab/> <text:tab/><text:tab/><text:tab/><text:tab/><text:line-break/><text:line-break/><text:line-break/><text:line-break/><text:line-break/><text:line-break/><text:line-break/><text:line-break/><text:line-break/><text:line-break/></text:span></text:p>
      <text:p text:style-name="P3"/>
      <text:p text:style-name="P1"><text:span text:style-name="T2"><text:line-break/><text:line-break/></text:span><text:span text:style-name="T4">DM </text:span><text:span text:style-name="T5">Complexité</text:span></text:p>
      <text:p text:style-name="P1"><text:span text:style-name="T10">Calculabilité et </text:span><text:span text:style-name="T11">Complexité</text:span><text:span text:style-name="T2"><text:line-break/><text:line-break/><text:line-break/><text:line-break/><text:line-break/><text:line-break/><text:line-break/><text:line-break/><text:line-break/><text:line-break/><text:line-break/></text:span></text:p>
      <text:p text:style-name="P3"/>
      <text:p text:style-name="P3"/>
      <text:p text:style-name="P3"/>
      <text:p text:style-name="P3"/>
      <text:p text:style-name="P3"/>
      <text:p text:style-name="P4">M1 Informatique</text:p>
      <text:p text:style-name="P4">Université de Bordeaux</text:p>
      <text:p text:style-name="P4">2017/2018</text:p>
      <text:p text:style-name="P6"><text:soft-page-break/>Introduction :</text:p>
      <text:p text:style-name="P16"><text:tab/>L’objectif de ce devoir est de mettre en place un outil qui résoud le problème HAC et donne une solution possible après l’avoir transformé en formule SAT.</text:p>
      <text:p text:style-name="P13"/>
      <text:p text:style-name="P14">HAC est NP-difficile (optionnel) :</text:p>
      <text:p text:style-name="P15"><text:tab/>1. Une réduction polynomiale du problème Chemin hamiltonien vers HAC.</text:p>
      <text:p text:style-name="P12"><text:span text:style-name="T7"><text:tab/><text:tab/>Si on pose dans le problème HAC l’entier k donné égal à n (le nombre de </text:span><text:span text:style-name="T2">sommets du graphe), la hauteur de l’arbre cherché est maximale</text:span><text:span text:style-name="T12">,</text:span><text:span text:style-name="T2"> ce qui signifie que l’arbre est lui </text:span><text:span text:style-name="T3">même</text:span><text:span text:style-name="T2"> le chemin hamiltonien.</text:span></text:p>
      <text:p text:style-name="P13"/>
      <text:p text:style-name="P15"><text:tab/>2. Qu’en concluez-vous sur la complexité de HAC ?</text:p>
      <text:p text:style-name="P15"><text:tab/><text:tab/>La complexité de HAC est vérifiable en temps polynomiale.</text:p>
      <text:p text:style-name="P13"/>
      <text:p text:style-name="P14">Réduction de HAC vers SAT</text:p>
      <text:p text:style-name="P15"><text:tab/>1. Pour chaque sommet v ∈ V , il y a un unique entier h t.q. x(v,h) est vrai.</text:p>
      <text:p text:style-name="P15"><text:tab/><text:tab/>/\(v ∈ V) [(\/(h=0..k) x(v,h) <text:s/>/\ <text:s/>/\(i=0..k)(j=i+1..k)(-x(v,i)\/-x(v,j))]</text:p>
      <text:p text:style-name="P15"><text:tab/>2. Il y a un unique sommet v t.q. d(v) = 0 (“v est la racine”).</text:p>
      <text:p text:style-name="P15"><text:tab/><text:tab/>/\(v,u ∈ V tq v!=u)(-x(u,0)\/-x(v,0)) <text:s/>/\ <text:s/>\/(v ∈ V) x(v,0)</text:p>
      <text:p text:style-name="P15"><text:tab/>3. Il y a au moins un sommet v t.q. d(v) = k.</text:p>
      <text:p text:style-name="P15"><text:tab/><text:tab/>\/(v ∈ V) x(v,k)</text:p>
      <text:p text:style-name="P15"><text:tab/>4. Pour chaque sommet v, si d(v) &gt; 0, il existe un sommet u tel que uv ∈ E et d(u) = d(v) − 1 (“le sommet u est un parent potentiel de v dans l’arbre”).</text:p>
      <text:p text:style-name="P15"><text:tab/><text:tab/>/\( v ∈ V) [/\(i=1..k)(-x(v,i) \/ \/(u ∈ V tq u!=v et uv ∈ E) x(u,i-1))]</text:p>
      <text:p text:style-name="P13"/>
      <text:p text:style-name="P13"/>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7"><text:soft-page-break/>I . Bilan</text:p>
      <text:p text:style-name="P5"><text:span text:style-name="T8"><text:tab/>Nous avons mis tout le projet dans un dossier Complexité où il ya les graphes proposés dans le site </text:span><text:a xlink:type="simple" xlink:href="http://www.labri.fr/perso/dorbec/CoCa/" text:style-name="Internet_20_link" text:visited-style-name="Visited_20_Internet_20_Link"><text:span text:style-name="T9">http://www.labri.fr/perso/dorbec/CoCa/</text:span></text:a><text:span text:style-name="T8"> et les graphes des camarades en plus de deux petits graphes test1.c et test2.c pour le test et le fichier all.h qui contient les fonctions qui définissent un graphe, nous avons mis aussi le programme glucose qui résoud les formules SAT qui se trouvent dans les fichiers DIMACS.</text:span></text:p>
      <text:p text:style-name="P8">Nos implémentations se trouvent dans le fichier satfile.c.</text:p>
      <text:p text:style-name="P9"><text:span text:style-name="T13">satfile.c contient une fonction satfile() qui prend 4 paramètres :<text:line-break/></text:span><text:span text:style-name="T16">1</text:span><text:span text:style-name="T13">- Une </text:span><text:span text:style-name="T14">chaîne</text:span><text:span text:style-name="T13"> de caractères qui sera le nom du fichier DIMACS à créer.<text:line-break/></text:span><text:span text:style-name="T16">2</text:span><text:span text:style-name="T13">- Un entier qui présente le nombre de sommets du graphe.</text:span></text:p>
      <text:p text:style-name="P9"><text:span text:style-name="T16">3</text:span><text:span text:style-name="T13">- Un entier qui présente le nombre de profondeurs possibles dans le graphe.</text:span></text:p>
      <text:p text:style-name="P9"><text:span text:style-name="T16">4</text:span><text:span text:style-name="T13">- Une fonction booléenne qui présente les arrêtes du graphe.</text:span></text:p>
      <text:p text:style-name="P8">(au début de fonction, nous avons mis une description des variables et ce qu’elles représentent).</text:p>
      <text:p text:style-name="P9"><text:span text:style-name="T13">La fonction crée un fichier et commence par écrire des commentaires dedans (contenu d’un ficher DIMACS), et puis les clauses de 1 à 4, on met un espace où il y a (\/) avec un compteur qui s'incrémente à chaque fois où il y a un (/\) un zéro et retour à la ligne, en fin de fonction, on se place au début de fichier à la position 35 avec un fseek pour écrire le nombre de clauses qui existent. </text:span><text:span text:style-name="T14">d</text:span><text:span text:style-name="T13">ans le main on vérifie si le nom de fichier a été donné en paramètres, et on fait appel à la fonction satfile, en donnant en premier paramètre le nom de fichier.<text:line-break/>Par manque de temps, nous n’avons pas réalisé l’outil qui </text:span><text:span text:style-name="T15">dessiné</text:span><text:span text:style-name="T13"> l’arbre couvrant après le résultat positif, mais cela ne pose pas de problèmes techniques particuliers.</text:span></text:p>
      <text:p text:style-name="P10"/>
      <text:p text:style-name="P7">II . Points délicats</text:p>
      <text:p text:style-name="P8"><text:tab/>Nous avons pris beaucoup de temps au moment de la réalisation des clauses et l’identification de chaque sommet avec chaque profondeur et la transformation des clauses en code.<text:line-break/>Choisir la façon de création des fichiers et faire le test a pris du temps également.</text:p>
      <text:p text:style-name="P11"/>
      <text:p text:style-name="P7">III . Limitations</text:p>
      <text:p text:style-name="P8"><text:tab/>Le projet permet de tester un graphe s'il contient un arbre couvrant de profondeur k, si oui, il affiche la profondeur de chaque sommet.</text:p>
      <text:p text:style-name="P8">Pour déterminer l’entier k, il faut modifier sizeG() du graphe, On pouvait faire un scanf pour demander à l’utilisateur d’introduire k à chaque fois, mais nous n’avons pas pensé à cela au début.</text:p>
      <text:p text:style-name="P9"><text:span text:style-name="T13">Notre projet ne permet pas de voir un graphe </text:span><text:span text:style-name="T15">dessiné</text:span><text:span text:style-name="T13">, ni son arbre couvrant s’il existe.<text:line-break/></text:span></text:p>
      <text:p text:style-name="P7">IV . Tests</text:p>
      <text:p text:style-name="P8"><text:tab/>Pour faire le test, nous avons ajouté quelques commandes dans le Makefile de simp pour générer les fichiers DIMACS dans un dossier glucose/tests pour tous les graphes, nous avons commenté quelques lignes, car ce sont des graphes hyper grands, qui durent lentemps pour s’exécuter.<text:line-break/>Donc on se place dans glucose/simp et on tape make en ce moment tous les DIMACS sont créés, puis on tape ./glucose -model ../tests/test1.sat. par exemple, pour tester test1, on aura le résultat en suite SATISFIABLE et une suite de chiffres qui précisent chaque sommet et sa profondeur ou UNSATISFIABLE au cas ou l’arbre n’existe pa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1" svg:font-family="Calibri"/>
    <style:font-face style:name="Liberation Mono" svg:font-family="'Liberation Mono'"/>
    <style:font-face style:name="Liberation Serif" svg:font-family="'Liberation Serif'"/>
    <style:font-face style:name="Calibri" svg:font-family="Calibri"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start" style:text-autospace="ideograph-alpha" style:line-break="strict" style:writing-mode="lr-tb" style:font-independent-line-spacing="false">
        <style:tab-stops/>
      </style:paragraph-properties>
      <style:text-properties fo:color="#000000" style:font-name="Calibri" fo:font-size="11pt" fo:language="en" fo:country="US" style:font-name-asian="DejaVu Sans" style:font-size-asian="12pt" style:language-asian="en" style:country-asian="US" style:font-name-complex="DejaVu San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1-02T12:35:06.910219203</dc:date>
    <meta:editing-duration>PT1H35M46S</meta:editing-duration>
    <meta:editing-cycles>7</meta:editing-cycles>
    <meta:generator>LibreOffice/5.2.7.2$Linux_X86_64 LibreOffice_project/20m0$Build-2</meta:generator>
    <meta:document-statistic meta:table-count="0" meta:image-count="0" meta:object-count="0" meta:page-count="3" meta:paragraph-count="38" meta:word-count="760" meta:character-count="4358" meta:non-whitespace-character-count="3557"/>
  </office:meta>
</office:document-meta>
</file>